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2875c" officeooo:paragraph-rsid="0012875c"/>
    </style:style>
    <style:style style:name="P2" style:family="paragraph" style:parent-style-name="Standard">
      <style:paragraph-properties fo:text-align="center" style:justify-single-word="false"/>
      <style:text-properties fo:font-weight="bold" officeooo:rsid="0012875c" officeooo:paragraph-rsid="0012875c" style:font-weight-asian="bold" style:font-weight-complex="bold"/>
    </style:style>
    <style:style style:name="P3" style:family="paragraph" style:parent-style-name="Standard">
      <style:paragraph-properties fo:text-align="center" style:justify-single-word="false"/>
      <style:text-properties fo:font-weight="bold" officeooo:rsid="0012875c" officeooo:paragraph-rsid="0014fa17" style:font-weight-asian="bold" style:font-weight-complex="bold"/>
    </style:style>
    <style:style style:name="P4" style:family="paragraph" style:parent-style-name="Standard">
      <style:paragraph-properties fo:text-align="center" style:justify-single-word="false"/>
      <style:text-properties fo:font-weight="bold" officeooo:rsid="00142b11" officeooo:paragraph-rsid="00142b11" style:font-weight-asian="bold" style:font-weight-complex="bold"/>
    </style:style>
    <style:style style:name="P5" style:family="paragraph" style:parent-style-name="Standard">
      <style:paragraph-properties fo:text-align="center" style:justify-single-word="false"/>
      <style:text-properties fo:font-weight="normal" officeooo:rsid="0012875c" officeooo:paragraph-rsid="0012875c" style:font-weight-asian="normal" style:font-weight-complex="normal"/>
    </style:style>
    <style:style style:name="P6" style:family="paragraph" style:parent-style-name="Standard">
      <style:paragraph-properties fo:text-align="start" style:justify-single-word="false"/>
      <style:text-properties fo:font-weight="normal" officeooo:rsid="00142b11" officeooo:paragraph-rsid="00142b11" style:font-weight-asian="normal" style:font-weight-complex="normal"/>
    </style:style>
    <style:style style:name="P7" style:family="paragraph" style:parent-style-name="Standard">
      <style:paragraph-properties fo:text-align="center" style:justify-single-word="false"/>
      <style:text-properties fo:font-weight="normal" officeooo:rsid="0012875c" officeooo:paragraph-rsid="0012875c" fo:background-color="#fff200" style:font-weight-asian="normal" style:font-weight-complex="normal"/>
    </style:style>
    <style:style style:name="P8" style:family="paragraph" style:parent-style-name="Standard">
      <style:paragraph-properties fo:text-align="center" style:justify-single-word="false"/>
      <style:text-properties fo:font-weight="normal" officeooo:rsid="00142b11" officeooo:paragraph-rsid="00142b11" fo:background-color="#fff200" style:font-weight-asian="normal" style:font-weight-complex="normal"/>
    </style:style>
    <style:style style:name="P9" style:family="paragraph" style:parent-style-name="Standard">
      <style:paragraph-properties fo:margin-top="0.3957in" fo:margin-bottom="0.3957in" loext:contextual-spacing="false" fo:line-height="115%" fo:text-align="start" style:justify-single-word="false"/>
      <style:text-properties fo:font-weight="normal" officeooo:rsid="00146f86" officeooo:paragraph-rsid="00146f86"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12875c" officeooo:paragraph-rsid="0012875c" style:font-weight-asian="normal" style:font-weight-complex="normal"/>
    </style:style>
    <style:style style:name="P11" style:family="paragraph" style:parent-style-name="Standard">
      <style:paragraph-properties fo:text-align="center" style:justify-single-word="false"/>
      <style:text-properties fo:font-weight="normal" officeooo:rsid="0012875c" officeooo:paragraph-rsid="0012875c" style:font-weight-asian="normal" style:font-weight-complex="normal"/>
    </style:style>
    <style:style style:name="P12" style:family="paragraph" style:parent-style-name="Standard">
      <style:paragraph-properties fo:text-align="center" style:justify-single-word="false"/>
      <style:text-properties fo:font-weight="normal" officeooo:rsid="001b3b42" officeooo:paragraph-rsid="001b3b42" style:font-weight-asian="normal" style:font-weight-complex="normal"/>
    </style:style>
    <style:style style:name="P13" style:family="paragraph" style:parent-style-name="Standard">
      <style:paragraph-properties fo:text-align="center" style:justify-single-word="false"/>
      <style:text-properties fo:font-weight="normal" officeooo:rsid="001b3b42" officeooo:paragraph-rsid="001b3b42" fo:background-color="#fff200" style:font-weight-asian="normal" style:font-weight-complex="normal"/>
    </style:style>
    <style:style style:name="T1" style:family="text">
      <style:text-properties fo:background-color="#fff200" loext:char-shading-value="0"/>
    </style:style>
    <style:style style:name="T2" style:family="text">
      <style:text-properties officeooo:rsid="00146f86"/>
    </style:style>
    <style:style style:name="T3" style:family="text">
      <style:text-properties officeooo:rsid="00199d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Does This File Include</text:p>
      <text:list xml:id="list3191695731" text:style-name="L1">
        <text:list-item>
          <text:p text:style-name="P10">How to run code </text:p>
        </text:list-item>
        <text:list-item>
          <text:p text:style-name="P10">Expected Output</text:p>
        </text:list-item>
        <text:list-item>
          <text:p text:style-name="P10">Why specific options were implemented </text:p>
        </text:list-item>
        <text:list-item>
          <text:p text:style-name="P10">Experimenting with some values</text:p>
        </text:list-item>
      </text:list>
      <text:p text:style-name="P2">How To Run This Project </text:p>
      <text:p text:style-name="P6"><text:s text:c="2"/>To run this project you have to do the following :</text:p>
      <text:p text:style-name="P6">1) open terminal in project folder</text:p>
      <text:p text:style-name="P6">2) create build file by typing “mkdir build”</text:p>
      <text:p text:style-name="P6">3) have terminal access build file by typing “cd build”</text:p>
      <text:p text:style-name="P6">4) type “cmake ..”</text:p>
      <text:p text:style-name="P6">5) type “make all” (this is the compiler, anytime you want to recompile type this again)</text:p>
      <text:p text:style-name="P6">6) type “./proj3” to run the program <text:s/></text:p>
      <text:p text:style-name="P2">Expected Output</text:p>
      <text:p text:style-name="P4">Words Not In Terminal Are <text:span text:style-name="T1">Highlighted </text:span></text:p>
      <text:p text:style-name="P5">~#~#~# TREE TESTING #~#~#~</text:p>
      <text:p text:style-name="P5">Please Choose From The Following:</text:p>
      <text:p text:style-name="P5">[1] Only Binary Search Tree (Project Specified)</text:p>
      <text:p text:style-name="P5">[2] Only Binary Node Tree (Reason For Option In Lab File)</text:p>
      <text:p text:style-name="P5">[3] Both</text:p>
      <text:p text:style-name="P5">1 </text:p>
      <text:p text:style-name="P7"/>
      <text:p text:style-name="P8">I will only be outputing the BST in this example, please not that the BNT was implemented and you can use it as well. However, it is also imperative to note that the traversals will NOT be in order for node trees because they add to limit height not to sort data. </text:p>
      <text:p text:style-name="P5"/>
      <text:p text:style-name="P5">Great! Now how many nodes would you like to try?</text:p>
      <text:p text:style-name="P5">Please note '100' is the project specified amount:</text:p>
      <text:p text:style-name="P12">100</text:p>
      <text:p text:style-name="P12"/>
      <text:p text:style-name="P5">xXx Testing Binary Search Tree xXx</text:p>
      <text:p text:style-name="P5">~~~ Add Test ~~~</text:p>
      <text:p text:style-name="P5"/>
      <text:p text:style-name="P5">Filled Tree with : 77,32,174,160,170,51,56,34,17,165,138,136,166,180,121,86,79,64,159,157,65,169,96,199,57,105,148,36,152,38,145,28,69,118,139,190,120,195,23,137,111,24,91,66,144,173,153,74,188,84,7,131,97,73,43,142,9,54,133,128,150,87,125,93,63,20,172,45,109,171,182,101,114,26,119,163,110,14,11,30,177,135,75,39,154,27,78,189,58,183,141,158,130,80,68,113,129,85,108,61.</text:p>
      <text:p text:style-name="P5"/>
      <text:p text:style-name="P5">~~~ Testing Binary Search Tree Height Function ~~~</text:p>
      <text:p text:style-name="P5">Height Of Tree is: 13</text:p>
      <text:p text:style-name="P5"/>
      <text:p text:style-name="P5">~~~ PreOrder Traversal Binary Search Tree Test ~~~</text:p>
      <text:p text:style-name="P5">77, 32, 17, 7, 9, 14, 11, 28, 23, 20, 24, 26, 27, 30, 51, 34, 36, 38, 43, 39, 45, 56, 54, 64, 57, 63, 58, 61, 65, 69, 66, 68, 74, 73, 75, 174, 160, 138, 136, 121, 86, 79, 78, 84, 80, 85, 96, 91, 87, 93, 105, 97, 101, 118, 111, 109, 108, 110, 114, 113, 120, 119, 131, 128, 125, 130, 129, 133, 135, 137, 159, 157, 148, 145, <text:soft-page-break/>139, 144, 142, 141, 152, 150, 153, 154, 158, 170, 165, 163, 166, 169, 173, 172, 171, 180, 177, 199, 190, 188, 182, 183, 189, 195, </text:p>
      <text:p text:style-name="P5">~~~ InOrder Traversal Binary Search Tree Test ~~~</text:p>
      <text:p text:style-name="P5">7, 9, 11, 14, 17, 20, 23, 24, 26, 27, 28, 30, 32, 34, 36, 38, 39, 43, 45, 51, 54, 56, 57, 58, 61, 63, 64, 65, 66, 68, 69, 73, 74, 75, 77, 78, 79, 80, 84, 85, 86, 87, 91, 93, 96, 97, 101, 105, 108, 109, 110, 111, 113, 114, 118, 119, 120, 121, 125, 128, 129, 130, 131, 133, 135, 136, 137, 138, 139, 141, 142, 144, 145, 148, 150, 152, 153, 154, 157, 158, 159, 160, 163, 165, 166, 169, 170, 171, 172, 173, 174, 177, 180, 182, 183, 188, 189, 190, 195, 199, </text:p>
      <text:p text:style-name="P5">~~~ PostOrder Traversal Binary Search Tree Test ~~~</text:p>
      <text:p text:style-name="P5">11, 14, 9, 7, 20, 27, 26, 24, 23, 30, 28, 17, 39, 45, 43, 38, 36, 34, 54, 61, 58, 63, 57, 68, 66, 73, 75, 74, 69, 65, 64, 56, 51, 32, 78, 80, 85, 84, 79, 87, 93, 91, 101, 97, 108, 110, 109, 113, 114, 111, 119, 120, 118, 105, 96, 86, 125, 129, 130, 128, 135, 133, 131, 121, 137, 136, 141, 142, 144, 139, 145, 150, 154, 153, 152, 148, 158, 157, 159, 138, 163, 169, 166, 165, 171, 172, 173, 170, 160, 177, 183, 182, 189, 188, 195, 190, 199, 180, 174, 77, </text:p>
      <text:p text:style-name="P5">~~~ Test Get Node Binary Search Tree ~~~</text:p>
      <text:p text:style-name="P5">Number of nodes in tree is: 100</text:p>
      <text:p text:style-name="P5">~~~ Remove Test Binary Search Tree ~~~</text:p>
      <text:p text:style-name="P5">Please Enter an item to remove: 14</text:p>
      <text:p text:style-name="P5">Removed 14</text:p>
      <text:p text:style-name="P5">~~~ Binary Search Tree PreOrder Traversal Test After Remove ~~~</text:p>
      <text:p text:style-name="P5">77, 32, 17, 7, 9, 11, 28, 23, 20, 24, 26, 27, 30, 51, 34, 36, 38, 43, 39, 45, 56, 54, 64, 57, 63, 58, 61, 65, 69, 66, 68, 74, 73, 75, 174, 160, 138, 136, 121, 86, 79, 78, 84, 80, 85, 96, 91, 87, 93, 105, 97, 101, 118, 111, 109, 108, 110, 114, 113, 120, 119, 131, 128, 125, 130, 129, 133, 135, 137, 159, 157, 148, 145, 139, 144, 142, 141, 152, 150, 153, 154, 158, 170, 165, 163, 166, 169, 173, 172, 171, 180, 177, 199, 190, 188, 182, 183, 189, 195, </text:p>
      <text:p text:style-name="P5">~~~ Binary Search Tree InOrder Traversal Test After Remove ~~~</text:p>
      <text:p text:style-name="P5">7, 9, 11, 17, 20, 23, 24, 26, 27, 28, 30, 32, 34, 36, 38, 39, 43, 45, 51, 54, 56, 57, 58, 61, 63, 64, 65, 66, 68, 69, 73, 74, 75, 77, 78, 79, 80, 84, 85, 86, 87, 91, 93, 96, 97, 101, 105, 108, 109, 110, 111, 113, 114, 118, 119, 120, 121, 125, 128, 129, 130, 131, 133, 135, 136, 137, 138, 139, 141, 142, 144, 145, 148, 150, 152, 153, 154, 157, 158, 159, 160, 163, 165, 166, 169, 170, 171, 172, 173, 174, 177, 180, 182, 183, 188, 189, 190, 195, 199, </text:p>
      <text:p text:style-name="P5">~~~ Binary Search Tree PostOrder Traversal Test After Remove ~~~</text:p>
      <text:p text:style-name="P5">11, 9, 7, 20, 27, 26, 24, 23, 30, 28, 17, 39, 45, 43, 38, 36, 34, 54, 61, 58, 63, 57, 68, 66, 73, 75, 74, 69, 65, 64, 56, 51, 32, 78, 80, 85, 84, 79, 87, 93, 91, 101, 97, 108, 110, 109, 113, 114, 111, 119, 120, 118, 105, 96, 86, 125, 129, 130, 128, 135, 133, 131, 121, 137, 136, 141, 142, 144, 139, 145, 150, 154, 153, 152, 148, 158, 157, 159, 138, 163, 169, 166, 165, 171, 172, 173, 170, 160, 177, 183, 182, 189, 188, 195, 190, 199, 180, 174, 77, </text:p>
      <text:p text:style-name="P5">~~~ Get Entry/Contains Test Binary Search Tree ~~~</text:p>
      <text:p text:style-name="P5">Please Enter an item to retrive: 12</text:p>
      <text:p text:style-name="P5">12 not in Tree...</text:p>
      <text:p text:style-name="P5">~~~ Empty Test Before Clear Binary Search Tree ~~~</text:p>
      <text:p text:style-name="P5">This tree is not empty.</text:p>
      <text:p text:style-name="P5"/>
      <text:p text:style-name="P5">~~~ Clear Test Binary Search Tree ~~~</text:p>
      <text:p text:style-name="P5">Clear Function Called</text:p>
      <text:p text:style-name="P5"/>
      <text:p text:style-name="P5">~~~ Binary Search Tree Empty Test After Clear ~~~</text:p>
      <text:p text:style-name="P5"><text:soft-page-break/>This tree is empty.</text:p>
      <text:p text:style-name="P5"/>
      <text:p text:style-name="P13">Please ignore the comma at the end of each number, as it is only meant to make it easier to read. </text:p>
      <text:p text:style-name="P2"/>
      <text:p text:style-name="P3"><text:span text:style-name="T2">Why </text:span>options <text:span text:style-name="T2">were</text:span> implemented/Experimenting To Better My Knowledge </text:p>
      <text:p text:style-name="P9"><text:s text:c="2"/>I choose to let the user pick their desired node count because I think it would be really hard to grade if someone had to go through 100 nodes, this also made my debugging a lot easier. I choose to notify the user on things other than the project <text:span text:style-name="T3">specification</text:span> like the remove and retrieve because I want to make sure that I understand what all of BST is doing not just the requested output. I gave the options of BNT because although it <text:span text:style-name="T3">doesn't</text:span> make sense for preorder, inorder, and postorder it is <text:span text:style-name="T3">important</text:span> to understand how to implement a tree that focuses on computational efficiency (by reducing the height as much as possible). By implementing both I learned about the importance that both trees could have in the physical world and how one is in a way just as important as the o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875c" officeooo:paragraph-rsid="0012875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briel Mortensen<text:tab/>Log File Proj 3 <text:tab/>CS3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8:40:49.407369368</meta:creation-date>
    <dc:date>2020-10-29T13:34:12.092025561</dc:date>
    <meta:editing-duration>PT6M19S</meta:editing-duration>
    <meta:editing-cycles>4</meta:editing-cycles>
    <meta:generator>LibreOffice/6.0.7.3$Linux_X86_64 LibreOffice_project/00m0$Build-3</meta:generator>
    <meta:document-statistic meta:table-count="0" meta:image-count="0" meta:object-count="0" meta:page-count="3" meta:paragraph-count="60" meta:word-count="1147" meta:character-count="6057" meta:non-whitespace-character-count="4952"/>
  </office:meta>
</office:document-meta>
</file>